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129"/>
    <style:style style:name="ce6" style:family="table-cell" style:parent-style-name="Default" style:data-style-name="N129">
      <style:table-cell-properties fo:padding="0.071cm"/>
    </style:style>
    <style:style style:name="ce7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_cone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5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1.928" calcext:value-type="float">
            <text:p>1.928</text:p>
          </table:table-cell>
          <table:table-cell table:style-name="Default" office:value-type="float" office:value="12.34" calcext:value-type="float">
            <text:p>12.34</text:p>
          </table:table-cell>
          <table:table-cell office:value-type="float" office:value="0.0954" calcext:value-type="float">
            <text:p>0.0954</text:p>
          </table:table-cell>
          <table:table-cell table:formula="of:=[.I2]*PI()*[.I2]" office:value-type="float" office:value="0.00282743338823081" calcext:value-type="float">
            <text:p>0.002827433388231</text:p>
          </table:table-cell>
          <table:table-cell office:value-type="float" office:value="0.0371" calcext:value-type="float">
            <text:p>0.0371</text:p>
          </table:table-cell>
          <table:table-cell office:value-type="float" office:value="1553" calcext:value-type="float">
            <text:p>1553</text:p>
          </table:table-cell>
          <table:table-cell office:value-type="float" office:value="0.03" calcext:value-type="float">
            <text:p>0.03</text:p>
          </table:table-cell>
          <table:table-cell table:formula="of:=[.C2]/([.$G$2]*[.$F$2]*[.$H$2]*[.$H$2]*0.5)" office:value-type="float" office:value="0.0152415039167683" calcext:value-type="float">
            <text:p>0.015</text:p>
          </table:table-cell>
          <table:table-cell table:formula="of:=[.D2]/([.$G$2]*[.$F$2]*[.$H$2]*[.$H$2]*0.5)" office:value-type="float" office:value="0.0975519493428009" calcext:value-type="float">
            <text:p>0.098</text:p>
          </table:table-cell>
          <table:table-cell table:style-name="ce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108" calcext:value-type="float">
            <text:p>1.108</text:p>
          </table:table-cell>
          <table:table-cell office:value-type="float" office:value="11.56" calcext:value-type="float">
            <text:p>11.56</text:p>
          </table:table-cell>
          <table:table-cell table:style-name="ce2" office:value-type="float" office:value="0.1003" calcext:value-type="float">
            <text:p>0.1003</text:p>
          </table:table-cell>
          <table:table-cell table:number-columns-repeated="4"/>
          <table:table-cell table:formula="of:=[.C3]/([.$G$2]*[.$F$2]*[.$H$2]*[.$H$2]*0.5)" office:value-type="float" office:value="0.00875912154552864" calcext:value-type="float">
            <text:p>0.009</text:p>
          </table:table-cell>
          <table:table-cell table:formula="of:=[.D3]/([.$G$2]*[.$F$2]*[.$H$2]*[.$H$2]*0.5)" office:value-type="float" office:value="0.0913857807457682" calcext:value-type="float">
            <text:p>0.091</text:p>
          </table:table-cell>
          <table:table-cell table:style-name="ce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45" calcext:value-type="float">
            <text:p>1.945</text:p>
          </table:table-cell>
          <table:table-cell office:value-type="float" office:value="11.978" calcext:value-type="float">
            <text:p>11.978</text:p>
          </table:table-cell>
          <table:table-cell table:style-name="ce2" office:value-type="float" office:value="0.0337" calcext:value-type="float">
            <text:p>0.0337</text:p>
          </table:table-cell>
          <table:table-cell table:number-columns-repeated="4"/>
          <table:table-cell table:formula="of:=[.C4]/([.$G$2]*[.$F$2]*[.$H$2]*[.$H$2]*0.5)" office:value-type="float" office:value="0.0153758947708061" calcext:value-type="float">
            <text:p>0.015</text:p>
          </table:table-cell>
          <table:table-cell table:formula="of:=[.D4]/([.$G$2]*[.$F$2]*[.$H$2]*[.$H$2]*0.5)" office:value-type="float" office:value="0.0946902146862293" calcext:value-type="float">
            <text:p>0.095</text:p>
          </table:table-cell>
          <table:table-cell table:style-name="ce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.926" calcext:value-type="float">
            <text:p>8.926</text:p>
          </table:table-cell>
          <table:table-cell table:style-name="ce3" office:value-type="float" office:value="12.34" calcext:value-type="float">
            <text:p>12.34</text:p>
          </table:table-cell>
          <table:table-cell table:style-name="ce3" office:value-type="float" office:value="0.3834" calcext:value-type="float">
            <text:p>0.3834</text:p>
          </table:table-cell>
          <table:table-cell table:number-columns-repeated="4"/>
          <table:table-cell table:formula="of:=[.C5]/([.$G$2]*[.$F$2]*[.$H$2]*[.$H$2]*0.5)" office:value-type="float" office:value="0.0705631037142497" calcext:value-type="float">
            <text:p>0.071</text:p>
          </table:table-cell>
          <table:table-cell table:formula="of:=[.D5]/([.$G$2]*[.$F$2]*[.$H$2]*[.$H$2]*0.5)" office:value-type="float" office:value="0.0975519493428009" calcext:value-type="float">
            <text:p>0.098</text:p>
          </table:table-cell>
          <table:table-cell table:style-name="ce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5.793" calcext:value-type="float">
            <text:p>15.79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748" calcext:value-type="float">
            <text:p>0.748</text:p>
          </table:table-cell>
          <table:table-cell table:number-columns-repeated="4"/>
          <table:table-cell table:formula="of:=[.C6]/([.$G$2]*[.$F$2]*[.$H$2]*[.$H$2]*0.5)" office:value-type="float" office:value="0.124849103401204" calcext:value-type="float">
            <text:p>0.125</text:p>
          </table:table-cell>
          <table:table-cell table:formula="of:=[.D6]/([.$G$2]*[.$F$2]*[.$H$2]*[.$H$2]*0.5)" office:value-type="float" office:value="0.102769476617213" calcext:value-type="float">
            <text:p>0.1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6.372" calcext:value-type="float">
            <text:p>26.372</text:p>
          </table:table-cell>
          <table:table-cell table:style-name="ce4" office:value-type="float" office:value="15.094" calcext:value-type="float">
            <text:p>15.094</text:p>
          </table:table-cell>
          <table:table-cell table:style-name="ce4" office:value-type="float" office:value="1.183" calcext:value-type="float">
            <text:p>1.183</text:p>
          </table:table-cell>
          <table:table-cell table:number-columns-repeated="4"/>
          <table:table-cell table:formula="of:=[.C7]/([.$G$2]*[.$F$2]*[.$H$2]*[.$H$2]*0.5)" office:value-type="float" office:value="0.20847974133455" calcext:value-type="float">
            <text:p>0.208</text:p>
          </table:table-cell>
          <table:table-cell table:formula="of:=[.D7]/([.$G$2]*[.$F$2]*[.$H$2]*[.$H$2]*0.5)" office:value-type="float" office:value="0.11932326769694" calcext:value-type="float">
            <text:p>0.119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6.646" calcext:value-type="float">
            <text:p>26.646</text:p>
          </table:table-cell>
          <table:table-cell table:style-name="ce3" office:value-type="float" office:value="14.83" calcext:value-type="float">
            <text:p>14.83</text:p>
          </table:table-cell>
          <table:table-cell table:style-name="ce3" office:value-type="float" office:value="1.169" calcext:value-type="float">
            <text:p>1.169</text:p>
          </table:table-cell>
          <table:table-cell table:number-columns-repeated="4"/>
          <table:table-cell table:formula="of:=[.C8]/([.$G$2]*[.$F$2]*[.$H$2]*[.$H$2]*0.5)" office:value-type="float" office:value="0.210645805687867" calcext:value-type="float">
            <text:p>0.211</text:p>
          </table:table-cell>
          <table:table-cell table:formula="of:=[.D8]/([.$G$2]*[.$F$2]*[.$H$2]*[.$H$2]*0.5)" office:value-type="float" office:value="0.117236256787175" calcext:value-type="float">
            <text:p>0.117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6.721" calcext:value-type="float">
            <text:p>26.721</text:p>
          </table:table-cell>
          <table:table-cell table:style-name="ce1" office:value-type="float" office:value="14.629" calcext:value-type="float">
            <text:p>14.629</text:p>
          </table:table-cell>
          <table:table-cell table:style-name="ce1" office:value-type="float" office:value="1.169" calcext:value-type="float">
            <text:p>1.169</text:p>
          </table:table-cell>
          <table:table-cell table:number-columns-repeated="4"/>
          <table:table-cell table:formula="of:=[.C9]/([.$G$2]*[.$F$2]*[.$H$2]*[.$H$2]*0.5)" office:value-type="float" office:value="0.211238706514504" calcext:value-type="float">
            <text:p>0.211</text:p>
          </table:table-cell>
          <table:table-cell table:formula="of:=[.D9]/([.$G$2]*[.$F$2]*[.$H$2]*[.$H$2]*0.5)" office:value-type="float" office:value="0.115647282571786" calcext:value-type="float">
            <text:p>0.116</text:p>
          </table:table-cell>
          <table:table-cell/>
        </table:table-row>
      </table:table>
      <table:table table:name="fin" table:style-name="ta1">
        <table:table-column table:style-name="co1" table:number-columns-repeated="9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2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office:value-type="string" calcext:value-type="string">
            <text:p>CM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.811" calcext:value-type="float">
            <text:p>1.811</text:p>
          </table:table-cell>
          <table:table-cell office:value-type="float" office:value="15.14" calcext:value-type="float">
            <text:p>15.14</text:p>
          </table:table-cell>
          <table:table-cell office:value-type="float" office:value="0.0687" calcext:value-type="float">
            <text:p>0.0687</text:p>
          </table:table-cell>
          <table:table-cell table:formula="of:=[.I2]*PI()*[.I2]" office:value-type="float" office:value="0.00282743338823081" calcext:value-type="float">
            <text:p>0.002827433388231</text:p>
          </table:table-cell>
          <table:table-cell office:value-type="float" office:value="0.0371" calcext:value-type="float">
            <text:p>0.0371</text:p>
          </table:table-cell>
          <table:table-cell office:value-type="float" office:value="1553" calcext:value-type="float">
            <text:p>1553</text:p>
          </table:table-cell>
          <table:table-cell office:value-type="float" office:value="0.03" calcext:value-type="float">
            <text:p>0.03</text:p>
          </table:table-cell>
          <table:table-cell table:formula="of:=[.C2]/([.$G$2]*[.$F$2]*[.$H$2]*[.$H$2]*0.5)" office:value-type="float" office:value="0.0143165786272133" calcext:value-type="float">
            <text:p>0.014</text:p>
          </table:table-cell>
          <table:table-cell table:formula="of:=[.D2]/([.$G$2]*[.$F$2]*[.$H$2]*[.$H$2]*0.5)" office:value-type="float" office:value="0.119686913537278" calcext:value-type="float">
            <text:p>0.12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  <table:table-cell office:value-type="float" office:value="17.3" calcext:value-type="float">
            <text:p>17.3</text:p>
          </table:table-cell>
          <table:table-cell office:value-type="float" office:value="0.896" calcext:value-type="float">
            <text:p>0.896</text:p>
          </table:table-cell>
          <table:table-cell table:number-columns-repeated="4"/>
          <table:table-cell table:formula="of:=[.C3]/([.$G$2]*[.$F$2]*[.$H$2]*[.$H$2]*0.5)" office:value-type="float" office:value="0.201428174169738" calcext:value-type="float">
            <text:p>0.201</text:p>
          </table:table-cell>
          <table:table-cell table:formula="of:=[.D3]/([.$G$2]*[.$F$2]*[.$H$2]*[.$H$2]*0.5)" office:value-type="float" office:value="0.136762457344445" calcext:value-type="float">
            <text:p>0.137</text:p>
          </table:table-cell>
          <table:table-cell/>
        </table:table-row>
      </table:table>
      <table:table table:name="flap" table:style-name="ta1">
        <table:table-column table:style-name="co1" table:number-columns-repeated="9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2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.I2]*PI()*[.I2]" office:value-type="float" office:value="0.00282743338823081" calcext:value-type="float">
            <text:p>0.002827433388231</text:p>
          </table:table-cell>
          <table:table-cell office:value-type="float" office:value="0.0371" calcext:value-type="float">
            <text:p>0.0371</text:p>
          </table:table-cell>
          <table:table-cell office:value-type="float" office:value="1553" calcext:value-type="float">
            <text:p>1553</text:p>
          </table:table-cell>
          <table:table-cell office:value-type="float" office:value="0.03" calcext:value-type="float">
            <text:p>0.03</text:p>
          </table:table-cell>
          <table:table-cell table:formula="of:=[.C2]/([.$G$2]*[.$F$2]*[.$H$2]*[.$H$2]*0.5)" office:value-type="float" office:value="0" calcext:value-type="float">
            <text:p>0.000</text:p>
          </table:table-cell>
          <table:table-cell table:formula="of:=[.D2]/([.$G$2]*[.$F$2]*[.$H$2]*[.$H$2]*0.5)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[.C3]/([.$G$2]*[.$F$2]*[.$H$2]*[.$H$2]*0.5)" office:value-type="float" office:value="0" calcext:value-type="float">
            <text:p>0.000</text:p>
          </table:table-cell>
          <table:table-cell table:formula="of:=[.D3]/([.$G$2]*[.$F$2]*[.$H$2]*[.$H$2]*0.5)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table:number-columns-repeated="7"/>
          <table:table-cell table:style-name="Default" table:number-columns-repeated="2"/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7"/>
          <table:table-cell table:style-name="Default" table:number-columns-repeated="2"/>
          <table:table-cell/>
        </table:table-row>
      </table:table>
      <table:table table:name="d_cone_cfd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5" table:default-cell-style-name="Default"/>
        <table:table-column table:style-name="co1" table:number-columns-repeated="2" table:default-cell-style-name="ce5"/>
        <table:table-row table:style-name="ro1">
          <table:table-cell table:style-name="Default" office:value-type="string" calcext:value-type="string">
            <text:p>aoa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00815149847061524*2" office:value-type="float" office:value="0.0163029969412305" calcext:value-type="float">
            <text:p>0.016302996941231</text:p>
          </table:table-cell>
          <table:table-cell table:formula="of:=5.97346889989481*2" office:value-type="float" office:value="11.9469377997896" calcext:value-type="float">
            <text:p>11.9469377997896</text:p>
          </table:table-cell>
          <table:table-cell table:style-name="ce1" office:value-type="float" office:value="0" calcext:value-type="float">
            <text:p>0</text:p>
          </table:table-cell>
          <table:table-cell table:formula="of:=[.H2]*PI()*[.H2]" office:value-type="float" office:value="0.00282743338823081" calcext:value-type="float">
            <text:p>0.002827433388231</text:p>
          </table:table-cell>
          <table:table-cell office:value-type="float" office:value="0.0371" calcext:value-type="float">
            <text:p>0.0371</text:p>
          </table:table-cell>
          <table:table-cell office:value-type="float" office:value="1553" calcext:value-type="float">
            <text:p>1553</text:p>
          </table:table-cell>
          <table:table-cell office:value-type="float" office:value="0.03" calcext:value-type="float">
            <text:p>0.03</text:p>
          </table:table-cell>
          <table:table-cell table:formula="of:=[.B2]/([.$F$2]*[.$E$2]*[.$G$2]*[.$G$2]*0.5)" office:value-type="float" office:value="0.000128880804841714" calcext:value-type="float">
            <text:p>0.000</text:p>
          </table:table-cell>
          <table:table-cell table:formula="of:=[.C2]/([.$F$2]*[.$E$2]*[.$G$2]*[.$G$2]*0.5)" office:value-type="float" office:value="0.094444657297137" calcext:value-type="float">
            <text:p>0.0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1.956800956417*2" office:value-type="float" office:value="23.913601912834" calcext:value-type="float">
            <text:p>23.913601912834</text:p>
          </table:table-cell>
          <table:table-cell table:formula="of:=6.67189165758959*2" office:value-type="float" office:value="13.3437833151792" calcext:value-type="float">
            <text:p>13.343783315179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B3]/([.$F$2]*[.$E$2]*[.$G$2]*[.$G$2]*0.5)" office:value-type="float" office:value="0.189045257893411" calcext:value-type="float">
            <text:p>0.189</text:p>
          </table:table-cell>
          <table:table-cell table:formula="of:=[.C3]/([.$F$2]*[.$E$2]*[.$G$2]*[.$G$2]*0.5)" office:value-type="float" office:value="0.105487202107267" calcext:value-type="float">
            <text:p>0.105</text:p>
          </table:table-cell>
        </table:table-row>
        <table:table-row table:style-name="ro1"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</table:table>
      <table:table table:name="fin_cfd" table:style-name="ta1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M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000148434" calcext:value-type="float">
            <text:p>0.000</text:p>
          </table:table-cell>
          <table:table-cell table:style-name="ce6" office:value-type="float" office:value="0.103508738973687" calcext:value-type="float">
            <text:p>0.10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style-name="ce5" office:value-type="float" office:value="0.008235434" calcext:value-type="float">
            <text:p>0.008</text:p>
          </table:table-cell>
          <table:table-cell table:style-name="ce6" office:value-type="float" office:value="0.10378607260722" calcext:value-type="float">
            <text:p>0.104</text:p>
          </table:table-cell>
          <table:table-cell table:style-name="ce7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16912175" calcext:value-type="float">
            <text:p>0.017</text:p>
          </table:table-cell>
          <table:table-cell table:style-name="ce6" office:value-type="float" office:value="0.104886599962849" calcext:value-type="float">
            <text:p>0.105</text:p>
          </table:table-cell>
          <table:table-cell table:style-name="ce7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style-name="ce5" office:value-type="float" office:value="0.026489434" calcext:value-type="float">
            <text:p>0.026</text:p>
          </table:table-cell>
          <table:table-cell table:style-name="ce6" office:value-type="float" office:value="0.107235871066962" calcext:value-type="float">
            <text:p>0.107</text:p>
          </table:table-cell>
          <table:table-cell table:style-name="ce7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037348049" calcext:value-type="float">
            <text:p>0.037</text:p>
          </table:table-cell>
          <table:table-cell table:style-name="ce6" office:value-type="float" office:value="0.110779920090868" calcext:value-type="float">
            <text:p>0.111</text:p>
          </table:table-cell>
          <table:table-cell table:style-name="ce7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style-name="ce5" office:value-type="float" office:value="0.047563915" calcext:value-type="float">
            <text:p>0.048</text:p>
          </table:table-cell>
          <table:table-cell table:style-name="ce6" office:value-type="float" office:value="0.115753698251935" calcext:value-type="float">
            <text:p>0.116</text:p>
          </table:table-cell>
          <table:table-cell table:style-name="ce7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165811693577484" calcext:value-type="float">
            <text:p>0.166</text:p>
          </table:table-cell>
          <table:table-cell table:style-name="ce6" office:value-type="float" office:value="0.126385690917568" calcext:value-type="float">
            <text:p>0.12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style-name="ce6" office:value-type="float" office:value="0.17440613039684" calcext:value-type="float">
            <text:p>0.174</text:p>
          </table:table-cell>
          <table:table-cell table:style-name="ce6" office:value-type="float" office:value="0.128489587120077" calcext:value-type="float">
            <text:p>0.12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0.18411186931387" calcext:value-type="float">
            <text:p>0.184</text:p>
          </table:table-cell>
          <table:table-cell table:style-name="ce6" office:value-type="float" office:value="0.1318119280596" calcext:value-type="float">
            <text:p>0.1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table:style-name="ce6" office:value-type="float" office:value="0.194569225365149" calcext:value-type="float">
            <text:p>0.195</text:p>
          </table:table-cell>
          <table:table-cell table:style-name="ce6" office:value-type="float" office:value="0.136171261055365" calcext:value-type="float">
            <text:p>0.1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0.206382121370099" calcext:value-type="float">
            <text:p>0.206</text:p>
          </table:table-cell>
          <table:table-cell table:style-name="ce6" office:value-type="float" office:value="0.142631545539004" calcext:value-type="float">
            <text:p>0.14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table:style-name="ce6" office:value-type="float" office:value="0.216352928671066" calcext:value-type="float">
            <text:p>0.216</text:p>
          </table:table-cell>
          <table:table-cell table:style-name="ce6" office:value-type="float" office:value="0.150004676304346" calcext:value-type="float">
            <text:p>0.150</text:p>
          </table:table-cell>
          <table:table-cell table:number-columns-repeated="5"/>
        </table:table-row>
        <table:table-row table:style-name="ro2" table:number-rows-repeated="13"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7" table:number-columns-repeated="6"/>
          <table:table-cell/>
        </table:table-row>
        <table:table-row table:style-name="ro1">
          <table:table-cell table:number-columns-repeated="9"/>
        </table:table-row>
      </table:table>
      <table:table table:name="plots" table:style-name="ta1">
        <table:shapes>
          <draw:frame draw:z-index="0" draw:style-name="gr1" draw:text-style-name="P1" svg:width="16.007cm" svg:height="10.753cm" svg:x="8.627cm" svg:y="2.624cm">
            <draw:object draw:notify-on-update-of-ranges="d_cone.J2:d_cone.J4 d_cone.B2:d_cone.B4 fin.J2:fin.J2 fin.B2:fin.B2 d_cone_cfd.I2:d_cone_cfd.I2 d_cone_cfd.A2:d_cone_cfd.A2 fin_cfd.C2:fin_cfd.C7 fin_cfd.B2:fin_cfd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7cm" svg:height="10.753cm" svg:x="27.847cm" svg:y="2.852cm">
            <draw:object draw:notify-on-update-of-ranges="d_cone.B2:d_cone.B4 d_cone.K2:d_cone.K4 fin.B2:fin.B2 fin.K2:fin.K2 d_cone_cfd.A2:d_cone_cfd.A2 d_cone_cfd.J2:d_cone_cfd.J2 fin_cfd.B2:fin_cfd.B7 fin_cfd.D2:fin_cfd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7cm" svg:height="10.753cm" svg:x="9.032cm" svg:y="18.515cm">
            <draw:object draw:notify-on-update-of-ranges="d_cone.B7:d_cone.B9 d_cone.J7:d_cone.J9 fin.B3:fin.B3 fin.J3:fin.J3 d_cone_cfd.A2:d_cone_cfd.A2 d_cone_cfd.I3:d_cone_cfd.I3 fin_cfd.B8:fin_cfd.B13 fin_cfd.C8:fin_cfd.C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7cm" svg:height="10.753cm" svg:x="29.237cm" svg:y="18.798cm">
            <draw:object draw:notify-on-update-of-ranges="d_cone.B7:d_cone.B9 d_cone.K7:d_cone.K9 fin.B3:fin.B3 fin.K3:fin.K3 d_cone_cfd.A2:d_cone_cfd.A2 d_cone_cfd.J3:d_cone_cfd.J3 fin_cfd.B8:fin_cfd.B13 fin_cfd.D8:fin_cfd.D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d_cone.A1:d_cone.J9">
          <table:sort>
            <table:sort-by table:field-number="0" table:data-type="automatic"/>
          </table:sort>
        </table:database-range>
        <table:database-range table:name="__Anonymous_Sheet_DB__1" table:target-range-address="fin.A1:fin.A1048576"/>
        <table:database-range table:name="__Anonymous_Sheet_DB__2" table:target-range-address="flap.A1:flap.A1048576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month/>
      <number:text>/</number:text>
      <number:day/>
      <number:text>/</number:text>
      <number:year number:style="long"/>
    </number:date-style>
    <number:number-style style:name="N129">
      <number:number number:decimal-places="3" number:min-decimal-places="3" number:min-integer-digits="1" number:grouping="true"/>
    </number:number-style>
    <number:number-style style:name="N130P0" style:volatile="true">
      <number:text>£</number:text>
      <number:number number:decimal-places="0" number:min-decimal-places="0" number:min-integer-digits="1" number:grouping="true"/>
    </number:number-style>
    <number:number-style style:name="N130">
      <number:text>-£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£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text>£</number:text>
      <number:number number:decimal-places="2" number:min-decimal-places="2" number:min-integer-digits="1" number:grouping="true"/>
    </number:number-style>
    <number:number-style style:name="N132">
      <number:text>-£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£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£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4" number:min-decimal-places="4" number:min-integer-digits="1" number:grouping="true"/>
    </number:number-style>
    <number:number-style style:name="N137">
      <number:number number:decimal-places="1" number:min-decimal-places="1" number:min-integer-digits="1" number:grouping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e3e3e3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0.071cm" style:rotation-align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Arial" style:font-family-complex="Arial" style:font-family-generic-complex="swiss" style:font-pitch-complex="variable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e3e3e3" fo:border="0.74pt solid #808080" fo:padding="0.071cm" style:rotation-align="none"/>
      <style:text-properties fo:color="#333399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fo:border="0.74pt solid #c0c0c0" fo:padding="0.071cm" style:rotation-align="none"/>
    </style:style>
    <style:style style:name="Output" style:family="table-cell" style:parent-style-name="Default">
      <style:table-cell-properties fo:background-color="#c0c0c0" fo:border="0.74pt solid #333333" fo:padding="0.071c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otal" style:family="table-cell" style:parent-style-name="Default">
      <style:table-cell-properties fo:border-bottom="2.49pt double-thin #333399" style:border-line-width-bottom="0.018cm 0.053cm 0.018cm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n" style:display-name="PageStyle_f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_20_1" style:display-name="PageStyle_fi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_20_2" style:display-name="PageStyle_fin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4T18:36:09.104000000</meta:creation-date>
    <dc:date>2023-09-04T19:48:42.867000000</dc:date>
    <meta:editing-duration>PT7M15S</meta:editing-duration>
    <meta:editing-cycles>5</meta:editing-cycles>
    <meta:generator>LibreOffice/7.1.5.2$Windows_X86_64 LibreOffice_project/85f04e9f809797b8199d13c421bd8a2b025d52b5</meta:generator>
    <meta:document-statistic meta:table-count="6" meta:cell-count="209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968cm" svg:y="0.351cm" chart:style-name="ch2">
          <text:p>0deg AoA</text:p>
        </chart:title>
        <chart:legend chart:legend-position="bottom" svg:x="3.394cm" svg:y="10.155cm" style:legend-expansion="wide" chart:style-name="ch3"/>
        <chart:plot-area chart:style-name="ch4" table:cell-range-address="d_cone.B2:d_cone.B4 d_cone.J2:d_cone.J4 fin.J2:fin.J2 d_cone_cfd.I2:d_cone_cfd.I2 fin_cfd.C2:fin_cfd.C7" chart:data-source-has-labels="row" svg:x="1.331cm" svg:y="1.345cm" svg:width="14.357cm" svg:height="7.43cm">
          <chart:coordinate-region svg:x="2.535cm" svg:y="1.544cm" svg:width="12.966cm" svg:height="7.032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136cm" chart:style-name="ch8">
              <text:p>Lift Coefficient</text:p>
            </chart:title>
          </chart:axis>
          <chart:series chart:style-name="ch9" chart:values-cell-range-address="d_cone.J2:d_cone.J4" loext:label-string="&quot;No fins (exp)&quot;" chart:class="chart:scatter">
            <chart:domain table:cell-range-address="d_cone.B2:d_cone.B4"/>
            <chart:data-point chart:repeated="3"/>
          </chart:series>
          <chart:series chart:style-name="ch10" chart:values-cell-range-address="fin.J2:fin.J2" loext:label-string="&quot;Fins (exp)&quot;" chart:class="chart:scatter">
            <chart:domain table:cell-range-address="fin.B2:fin.B2"/>
            <chart:data-point/>
          </chart:series>
          <chart:series chart:style-name="ch11" chart:values-cell-range-address="d_cone_cfd.I2:d_cone_cfd.I2" loext:label-string="&quot;No fins (cfd)&quot;" chart:class="chart:scatter">
            <chart:domain table:cell-range-address="d_cone_cfd.A2:d_cone_cfd.A2"/>
            <chart:data-point/>
          </chart:series>
          <chart:series chart:style-name="ch12" chart:values-cell-range-address="fin_cfd.C2:fin_cfd.C7" loext:label-string="&quot;Fins (CFD)&quot;" chart:class="chart:scatter">
            <chart:domain table:cell-range-address="fin_cfd.B2:fin_cfd.B7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 fins (exp)</text:p>
              </table:table-cell>
              <table:table-cell office:value-type="string">
                <text:p/>
              </table:table-cell>
              <table:table-cell office:value-type="string">
                <text:p>Fins (exp)</text:p>
              </table:table-cell>
              <table:table-cell office:value-type="string">
                <text:p/>
              </table:table-cell>
              <table:table-cell office:value-type="string">
                <text:p>No fins (cfd)</text:p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_cone.B2:d_cone.B4</svg:desc>
                </draw:g>
              </table:table-cell>
              <table:table-cell office:value-type="float" office:value="0.0152415039167683">
                <text:p>0.0152415039167683</text:p>
                <draw:g>
                  <svg:desc>d_cone.J2:d_cone.J4</svg:desc>
                </draw:g>
              </table:table-cell>
              <table:table-cell office:value-type="float" office:value="0">
                <text:p>0</text:p>
                <draw:g>
                  <svg:desc>fin.B2:fin.B2</svg:desc>
                </draw:g>
              </table:table-cell>
              <table:table-cell office:value-type="float" office:value="0.0143165786272133">
                <text:p>0.0143165786272133</text:p>
                <draw:g>
                  <svg:desc>fin.J2:fin.J2</svg:desc>
                </draw:g>
              </table:table-cell>
              <table:table-cell office:value-type="float" office:value="0">
                <text:p>0</text:p>
                <draw:g>
                  <svg:desc>d_cone_cfd.A2:d_cone_cfd.A2</svg:desc>
                </draw:g>
              </table:table-cell>
              <table:table-cell office:value-type="float" office:value="0.000128880804841714">
                <text:p>0.000128880804841714</text:p>
                <draw:g>
                  <svg:desc>d_cone_cfd.I2:d_cone_cfd.I2</svg:desc>
                </draw:g>
              </table:table-cell>
              <table:table-cell office:value-type="float" office:value="0">
                <text:p>0</text:p>
                <draw:g>
                  <svg:desc>fin_cfd.B2:fin_cfd.B7</svg:desc>
                </draw:g>
              </table:table-cell>
              <table:table-cell office:value-type="float" office:value="-0.0000148434">
                <text:p>-0.0000148434</text:p>
                <draw:g>
                  <svg:desc>fin_cfd.C2:fin_cfd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875912154552864">
                <text:p>0.0087591215455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008235434">
                <text:p>0.008235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153758947708061">
                <text:p>0.0153758947708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016912175">
                <text:p>0.016912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026489434">
                <text:p>0.026489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37348049">
                <text:p>0.037348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047563915">
                <text:p>0.047563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minimum="0.08" chart:maximum="0.1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968cm" svg:y="0.351cm" chart:style-name="ch2">
          <text:p>0deg AoA</text:p>
        </chart:title>
        <chart:legend chart:legend-position="bottom" svg:x="3.394cm" svg:y="10.155cm" style:legend-expansion="wide" chart:style-name="ch3"/>
        <chart:plot-area chart:style-name="ch4" table:cell-range-address="d_cone.B2:d_cone.B4 d_cone.K2:d_cone.K4 fin.K2:fin.K2 d_cone_cfd.J2:d_cone_cfd.J2 fin_cfd.D2:fin_cfd.D7" chart:data-source-has-labels="row" svg:x="1.331cm" svg:y="1.345cm" svg:width="14.357cm" svg:height="7.43cm">
          <chart:coordinate-region svg:x="2.429cm" svg:y="1.345cm" svg:width="13.072cm" svg:height="6.783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281cm" chart:style-name="ch8">
              <text:p>Drag Coefficient</text:p>
            </chart:title>
          </chart:axis>
          <chart:series chart:style-name="ch9" chart:values-cell-range-address="d_cone.K2:d_cone.K4" loext:label-string="&quot;No fins (exp)&quot;" chart:class="chart:scatter">
            <chart:domain table:cell-range-address="d_cone.B2:d_cone.B4"/>
            <chart:data-point chart:repeated="3"/>
          </chart:series>
          <chart:series chart:style-name="ch10" chart:values-cell-range-address="fin.K2:fin.K2" loext:label-string="&quot;Fins (exp)&quot;" chart:class="chart:scatter">
            <chart:domain table:cell-range-address="fin.B2:fin.B2"/>
            <chart:data-point/>
          </chart:series>
          <chart:series chart:style-name="ch11" chart:values-cell-range-address="d_cone_cfd.J2:d_cone_cfd.J2" loext:label-string="&quot;No fins (cfd)&quot;" chart:class="chart:scatter">
            <chart:domain table:cell-range-address="d_cone_cfd.A2:d_cone_cfd.A2"/>
            <chart:data-point/>
          </chart:series>
          <chart:series chart:style-name="ch12" chart:values-cell-range-address="fin_cfd.D2:fin_cfd.D7" loext:label-string="&quot;Fins (CFD)&quot;" chart:class="chart:scatter">
            <chart:domain table:cell-range-address="fin_cfd.B2:fin_cfd.B7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 fins (exp)</text:p>
              </table:table-cell>
              <table:table-cell office:value-type="string">
                <text:p/>
              </table:table-cell>
              <table:table-cell office:value-type="string">
                <text:p>Fins (exp)</text:p>
              </table:table-cell>
              <table:table-cell office:value-type="string">
                <text:p/>
              </table:table-cell>
              <table:table-cell office:value-type="string">
                <text:p>No fins (cfd)</text:p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_cone.B2:d_cone.B4</svg:desc>
                </draw:g>
              </table:table-cell>
              <table:table-cell office:value-type="float" office:value="0.0975519493428009">
                <text:p>0.0975519493428009</text:p>
                <draw:g>
                  <svg:desc>d_cone.K2:d_cone.K4</svg:desc>
                </draw:g>
              </table:table-cell>
              <table:table-cell office:value-type="float" office:value="0">
                <text:p>0</text:p>
                <draw:g>
                  <svg:desc>fin.B2:fin.B2</svg:desc>
                </draw:g>
              </table:table-cell>
              <table:table-cell office:value-type="float" office:value="0.119686913537278">
                <text:p>0.119686913537278</text:p>
                <draw:g>
                  <svg:desc>fin.K2:fin.K2</svg:desc>
                </draw:g>
              </table:table-cell>
              <table:table-cell office:value-type="float" office:value="0">
                <text:p>0</text:p>
                <draw:g>
                  <svg:desc>d_cone_cfd.A2:d_cone_cfd.A2</svg:desc>
                </draw:g>
              </table:table-cell>
              <table:table-cell office:value-type="float" office:value="0.094444657297137">
                <text:p>0.094444657297137</text:p>
                <draw:g>
                  <svg:desc>d_cone_cfd.J2:d_cone_cfd.J2</svg:desc>
                </draw:g>
              </table:table-cell>
              <table:table-cell office:value-type="float" office:value="0">
                <text:p>0</text:p>
                <draw:g>
                  <svg:desc>fin_cfd.B2:fin_cfd.B7</svg:desc>
                </draw:g>
              </table:table-cell>
              <table:table-cell office:value-type="float" office:value="0.103508738973687">
                <text:p>0.103508738973687</text:p>
                <draw:g>
                  <svg:desc>fin_cfd.D2:fin_cfd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913857807457682">
                <text:p>0.091385780745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10378607260722">
                <text:p>0.10378607260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946902146862293">
                <text:p>0.094690214686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104886599962849">
                <text:p>0.104886599962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107235871066962">
                <text:p>0.107235871066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10779920090868">
                <text:p>0.110779920090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115753698251935">
                <text:p>0.115753698251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968cm" svg:y="0.351cm" chart:style-name="ch2">
          <text:p>5deg AoA</text:p>
        </chart:title>
        <chart:legend chart:legend-position="bottom" svg:x="2.812cm" svg:y="10.155cm" style:legend-expansion="wide" chart:style-name="ch3"/>
        <chart:plot-area chart:style-name="ch4" table:cell-range-address="d_cone.B7:d_cone.B9 d_cone.J7:d_cone.J9 fin.J3:fin.J3 d_cone_cfd.I3:d_cone_cfd.I3 fin_cfd.C8:fin_cfd.C13" chart:data-source-has-labels="row" svg:x="1.331cm" svg:y="1.345cm" svg:width="14.357cm" svg:height="7.43cm">
          <chart:coordinate-region svg:x="2.429cm" svg:y="1.544cm" svg:width="13.072cm" svg:height="6.584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136cm" chart:style-name="ch8">
              <text:p>Lift Coefficient</text:p>
            </chart:title>
          </chart:axis>
          <chart:series chart:style-name="ch9" chart:values-cell-range-address="d_cone.J7:d_cone.J9" loext:label-string="&quot;No fins (exp) AoA=6&quot;" chart:class="chart:scatter">
            <chart:domain table:cell-range-address="d_cone.B7:d_cone.B9"/>
            <chart:data-point chart:repeated="3"/>
          </chart:series>
          <chart:series chart:style-name="ch10" chart:values-cell-range-address="fin.J3:fin.J3" loext:label-string="&quot;Fins (exp)&quot;" chart:class="chart:scatter">
            <chart:domain table:cell-range-address="fin.B3:fin.B3"/>
            <chart:data-point/>
          </chart:series>
          <chart:series chart:style-name="ch11" chart:values-cell-range-address="d_cone_cfd.I3:d_cone_cfd.I3" loext:label-string="&quot;No fins (cfd)&quot;" chart:class="chart:scatter">
            <chart:domain table:cell-range-address="d_cone_cfd.A2:d_cone_cfd.A2"/>
            <chart:data-point/>
          </chart:series>
          <chart:series chart:style-name="ch12" chart:values-cell-range-address="fin_cfd.C8:fin_cfd.C13" loext:label-string="&quot;Fins (CFD)&quot;" chart:class="chart:scatter">
            <chart:domain table:cell-range-address="fin_cfd.B8:fin_cfd.B13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 fins (exp) AoA=6</text:p>
              </table:table-cell>
              <table:table-cell office:value-type="string">
                <text:p/>
              </table:table-cell>
              <table:table-cell office:value-type="string">
                <text:p>Fins (exp)</text:p>
              </table:table-cell>
              <table:table-cell office:value-type="string">
                <text:p/>
              </table:table-cell>
              <table:table-cell office:value-type="string">
                <text:p>No fins (cfd)</text:p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_cone.B7:d_cone.B9</svg:desc>
                </draw:g>
              </table:table-cell>
              <table:table-cell office:value-type="float" office:value="0.20847974133455">
                <text:p>0.20847974133455</text:p>
                <draw:g>
                  <svg:desc>d_cone.J7:d_cone.J9</svg:desc>
                </draw:g>
              </table:table-cell>
              <table:table-cell office:value-type="float" office:value="0">
                <text:p>0</text:p>
                <draw:g>
                  <svg:desc>fin.B3:fin.B3</svg:desc>
                </draw:g>
              </table:table-cell>
              <table:table-cell office:value-type="float" office:value="0.201428174169738">
                <text:p>0.201428174169738</text:p>
                <draw:g>
                  <svg:desc>fin.J3:fin.J3</svg:desc>
                </draw:g>
              </table:table-cell>
              <table:table-cell office:value-type="float" office:value="0">
                <text:p>0</text:p>
                <draw:g>
                  <svg:desc>d_cone_cfd.A2:d_cone_cfd.A2</svg:desc>
                </draw:g>
              </table:table-cell>
              <table:table-cell office:value-type="float" office:value="0.189045257893411">
                <text:p>0.189045257893411</text:p>
                <draw:g>
                  <svg:desc>d_cone_cfd.I3:d_cone_cfd.I3</svg:desc>
                </draw:g>
              </table:table-cell>
              <table:table-cell office:value-type="float" office:value="0">
                <text:p>0</text:p>
                <draw:g>
                  <svg:desc>fin_cfd.B8:fin_cfd.B13</svg:desc>
                </draw:g>
              </table:table-cell>
              <table:table-cell office:value-type="float" office:value="0.165811693577484">
                <text:p>0.165811693577484</text:p>
                <draw:g>
                  <svg:desc>fin_cfd.C8:fin_cfd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10645805687867">
                <text:p>0.21064580568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17440613039684">
                <text:p>0.17440613039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11238706514504">
                <text:p>0.21123870651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18411186931387">
                <text:p>0.18411186931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194569225365149">
                <text:p>0.194569225365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06382121370099">
                <text:p>0.20638212137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216352928671066">
                <text:p>0.2163529286710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minimum="0.08" chart:maximum="0.1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968cm" svg:y="0.351cm" chart:style-name="ch2">
          <text:p>5deg AoA</text:p>
        </chart:title>
        <chart:legend chart:legend-position="bottom" svg:x="3.394cm" svg:y="10.155cm" style:legend-expansion="wide" chart:style-name="ch3"/>
        <chart:plot-area chart:style-name="ch4" table:cell-range-address="d_cone.B7:d_cone.B9 d_cone.K7:d_cone.K9 fin.K3:fin.K3 d_cone_cfd.J3:d_cone_cfd.J3 fin_cfd.D8:fin_cfd.D13" chart:data-source-has-labels="row" svg:x="1.331cm" svg:y="1.345cm" svg:width="14.357cm" svg:height="7.43cm">
          <chart:coordinate-region svg:x="2.429cm" svg:y="1.345cm" svg:width="13.072cm" svg:height="6.783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281cm" chart:style-name="ch8">
              <text:p>Drag Coefficient</text:p>
            </chart:title>
          </chart:axis>
          <chart:series chart:style-name="ch9" chart:values-cell-range-address="d_cone.K7:d_cone.K9" loext:label-string="&quot;No fins (exp)&quot;" chart:class="chart:scatter">
            <chart:domain table:cell-range-address="d_cone.B7:d_cone.B9"/>
            <chart:data-point chart:repeated="3"/>
          </chart:series>
          <chart:series chart:style-name="ch10" chart:values-cell-range-address="fin.K3:fin.K3" loext:label-string="&quot;Fins (exp)&quot;" chart:class="chart:scatter">
            <chart:domain table:cell-range-address="fin.B3:fin.B3"/>
            <chart:data-point/>
          </chart:series>
          <chart:series chart:style-name="ch11" chart:values-cell-range-address="d_cone_cfd.J3:d_cone_cfd.J3" loext:label-string="&quot;No fins (cfd)&quot;" chart:class="chart:scatter">
            <chart:domain table:cell-range-address="d_cone_cfd.A2:d_cone_cfd.A2"/>
            <chart:data-point/>
          </chart:series>
          <chart:series chart:style-name="ch12" chart:values-cell-range-address="fin_cfd.D8:fin_cfd.D13" loext:label-string="&quot;Fins (CFD)&quot;" chart:class="chart:scatter">
            <chart:domain table:cell-range-address="fin_cfd.B8:fin_cfd.B13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 fins (exp)</text:p>
              </table:table-cell>
              <table:table-cell office:value-type="string">
                <text:p/>
              </table:table-cell>
              <table:table-cell office:value-type="string">
                <text:p>Fins (exp)</text:p>
              </table:table-cell>
              <table:table-cell office:value-type="string">
                <text:p/>
              </table:table-cell>
              <table:table-cell office:value-type="string">
                <text:p>No fins (cfd)</text:p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_cone.B7:d_cone.B9</svg:desc>
                </draw:g>
              </table:table-cell>
              <table:table-cell office:value-type="float" office:value="0.11932326769694">
                <text:p>0.11932326769694</text:p>
                <draw:g>
                  <svg:desc>d_cone.K7:d_cone.K9</svg:desc>
                </draw:g>
              </table:table-cell>
              <table:table-cell office:value-type="float" office:value="0">
                <text:p>0</text:p>
                <draw:g>
                  <svg:desc>fin.B3:fin.B3</svg:desc>
                </draw:g>
              </table:table-cell>
              <table:table-cell office:value-type="float" office:value="0.136762457344445">
                <text:p>0.136762457344445</text:p>
                <draw:g>
                  <svg:desc>fin.K3:fin.K3</svg:desc>
                </draw:g>
              </table:table-cell>
              <table:table-cell office:value-type="float" office:value="0">
                <text:p>0</text:p>
                <draw:g>
                  <svg:desc>d_cone_cfd.A2:d_cone_cfd.A2</svg:desc>
                </draw:g>
              </table:table-cell>
              <table:table-cell office:value-type="float" office:value="0.105487202107267">
                <text:p>0.105487202107267</text:p>
                <draw:g>
                  <svg:desc>d_cone_cfd.J3:d_cone_cfd.J3</svg:desc>
                </draw:g>
              </table:table-cell>
              <table:table-cell office:value-type="float" office:value="0">
                <text:p>0</text:p>
                <draw:g>
                  <svg:desc>fin_cfd.B8:fin_cfd.B13</svg:desc>
                </draw:g>
              </table:table-cell>
              <table:table-cell office:value-type="float" office:value="0.126385690917568">
                <text:p>0.126385690917568</text:p>
                <draw:g>
                  <svg:desc>fin_cfd.D8:fin_cfd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7236256787175">
                <text:p>0.1172362567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128489587120077">
                <text:p>0.128489587120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15647282571786">
                <text:p>0.11564728257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1318119280596">
                <text:p>0.1318119280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136171261055365">
                <text:p>0.136171261055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42631545539004">
                <text:p>0.142631545539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150004676304346">
                <text:p>0.1500046763043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